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5F4EF9B9CBFD2D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03cm" svg:height="8.601cm" svg:x="1.644cm" svg:y="1.0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9.6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18.2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.0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9.6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8.2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.0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9.67cm">
            <draw:image xlink:href="Pictures/10000201000002D1000003F85F4EF9B9CBFD2DC0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8.27cm">
            <draw:image xlink:href="Pictures/10000201000002D1000003F85F4EF9B9CBFD2DC0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4:39:27.029731348</meta:print-date>
    <dc:date>2024-01-24T14:36:08.635783335</dc:date>
    <meta:editing-duration>PT57M12S</meta:editing-duration>
    <meta:editing-cycles>9</meta:editing-cycles>
    <meta:generator>LibreOffice/6.4.7.2$Linux_X86_64 LibreOffice_project/40$Build-2</meta:generator>
    <meta:document-statistic meta:object-count="10"/>
  </office:meta>
</office:document-meta>
</file>